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T1" style:family="text">
      <style:text-properties officeooo:rsid="000c6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8">git dif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2:16:27.517085778</dc:date>
    <meta:editing-duration>PT1H10M55S</meta:editing-duration>
    <meta:editing-cycles>7</meta:editing-cycles>
    <meta:generator>LibreOffice/4.2.8.2$Linux_X86_64 LibreOffice_project/420m0$Build-2</meta:generator>
    <meta:document-statistic meta:table-count="0" meta:image-count="0" meta:object-count="0" meta:page-count="2" meta:paragraph-count="54" meta:word-count="853" meta:character-count="4825" meta:non-whitespace-character-count="3964"/>
  </office:meta>
</office:document-meta>
</file>